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66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91cm" draw:marker-end-width="0.391cm" draw:fill="solid" draw:fill-color="#9966cc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23ff2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5cm" draw:marker-end="Arrow" draw:marker-end-width="0.375cm" draw:fill="none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cm" draw:marker-end-width="0cm" draw:fill="none" draw:fill-color="#ffffff" draw:textarea-vertical-align="middle" draw:auto-grow-height="false" fo:min-height="0.749cm" fo:min-width="0.499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1cm" svg:stroke-color="#000000" draw:marker-start-width="0cm" draw:marker-end-width="0cm" draw:fill="none" draw:fill-color="#ffffff" draw:textarea-horizontal-align="left" draw:auto-grow-height="true" draw:auto-grow-width="true" fo:min-height="0.659cm" fo:min-width="4.116cm" fo:padding-top="0.226cm" fo:padding-bottom="0.226cm" fo:padding-left="0.351cm" fo:padding-right="0.351cm"/>
    </style:style>
    <style:style style:name="gr14" style:family="graphic" style:parent-style-name="standard">
      <style:graphic-properties draw:stroke="none" svg:stroke-width="0.051cm" svg:stroke-color="#000000" draw:marker-start-width="0cm" draw:marker-end-width="0cm" draw:fill="none" draw:fill-color="#ffffff" draw:textarea-horizontal-align="left" draw:auto-grow-height="true" draw:auto-grow-width="true" fo:min-height="0.659cm" fo:min-width="1.91cm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width="0.051cm" svg:stroke-color="#000000" draw:marker-start-width="0cm" draw:marker-end-width="0cm" draw:fill="none" draw:fill-color="#ffffff" draw:textarea-horizontal-align="left" draw:auto-grow-height="true" draw:auto-grow-width="true" fo:min-height="0.659cm" fo:min-width="1.911cm" fo:padding-top="0.226cm" fo:padding-bottom="0.226cm" fo:padding-left="0.351cm" fo:padding-right="0.351cm"/>
    </style:style>
    <style:style style:name="gr16" style:family="graphic" style:parent-style-name="standard">
      <style:graphic-properties draw:stroke="none" svg:stroke-width="0.051cm" svg:stroke-color="#000000" draw:marker-start-width="0cm" draw:marker-end-width="0cm" draw:fill="none" draw:fill-color="#ffffff" draw:textarea-horizontal-align="left" draw:auto-grow-height="true" draw:auto-grow-width="true" fo:min-height="0.445cm" fo:min-width="8.993cm" fo:padding-top="0.226cm" fo:padding-bottom="0.226cm" fo:padding-left="0.351cm" fo:padding-right="0.351cm"/>
    </style:style>
    <style:style style:name="P1" style:family="paragraph">
      <style:paragraph-properties fo:text-align="center"/>
      <style:text-properties fo:font-family="'Times Roman'" style:font-family-generic="roman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color="#000000" fo:font-family="'Times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color="#000000" fo:font-family="'Times Roman'" style:font-family-generic="roman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color="#000000" fo:font-family="'Times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family="'Times Roman'" style:font-family-generic="roman" style:font-pitch="variable" fo:font-size="22pt" style:font-size-asian="24pt" style:font-size-complex="24pt"/>
    </style:style>
    <style:style style:name="P8" style:family="paragraph">
      <style:text-properties fo:color="#000000" fo:font-family="'Times Roman'" style:font-family-generic="roman" style:font-pitch="variable" fo:font-size="22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143cm" svg:height="1.476cm" svg:x="2.546cm" svg:y="5.304cm">
            <text:p text:style-name="P1"><text:span text:style-name="T1">ur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id="id2" draw:layer="layout" svg:width="2.16cm" svg:height="1.476cm" svg:x="0.386cm" svg:y="5.302cm">
            <draw:glue-point draw:id="4" svg:x="-4.995cm" svg:y="-4.986cm" draw:escape-direction="up"/>
            <text:p text:style-name="P1"><text:span text:style-name="T1">h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921cm" svg:height="1.476cm" svg:x="3.689cm" svg:y="5.304cm">
            <text:p text:style-name="P1"><text:span text:style-name="T1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id="id4" draw:layer="layout" svg:width="2.16cm" svg:height="1.476cm" svg:x="8.768cm" svg:y="5.302cm">
            <draw:glue-point draw:id="4" svg:x="-4.995cm" svg:y="-4.986cm" draw:escape-direction="up"/>
            <text:p text:style-name="P1"><text:span text:style-name="T1">h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2.159cm" svg:height="1.476cm" svg:x="6.61cm" svg:y="5.304cm">
            <text:p text:style-name="P1"><text:span text:style-name="T1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3" draw:layer="layout" svg:width="1.143cm" svg:height="1.476cm" svg:x="10.928cm" svg:y="5.304cm">
            <text:p text:style-name="P1"><text:span text:style-name="T1">ur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921cm" svg:height="1.476cm" svg:x="12.071cm" svg:y="5.304cm">
            <text:p text:style-name="P1"><text:span text:style-name="T1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159cm" svg:height="1.476cm" svg:x="14.992cm" svg:y="5.304cm">
            <text:p text:style-name="P1"><text:span text:style-name="T1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159cm" svg:height="1.476cm" svg:x="17.151cm" svg:y="5.304cm">
            <text:p text:style-name="P5"><text:span text:style-name="T2">·········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381cm" svg:height="1.476cm" svg:x="19.31cm" svg:y="5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381cm" svg:height="1.476cm" svg:x="19.691cm" svg:y="5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id="id3" draw:layer="layout" svg:width="0.127cm" svg:height="0.127cm" svg:x="19.437cm" svg:y="5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id="id1" draw:layer="layout" svg:width="0.127cm" svg:height="0.127cm" svg:x="19.818cm" svg:y="5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5" draw:layer="layout" draw:type="curve" draw:line-skew="-3.749cm" svg:x1="19.881cm" svg:y1="5.621cm" svg:x2="0.388cm" svg:y2="5.305cm" draw:start-shape="id1" draw:start-glue-point="4" draw:end-shape="id2" draw:end-glue-point="4" svg:d="m19881 5621c0-6891-19493-6733-19493-316">
            <text:p/>
          </draw:connector>
          <draw:connector draw:style-name="gr10" draw:text-style-name="P5" draw:layer="layout" draw:type="curve" draw:line-skew="-1.747cm" svg:x1="19.5cm" svg:y1="5.621cm" svg:x2="8.77cm" svg:y2="5.305cm" draw:start-shape="id3" draw:start-glue-point="4" draw:end-shape="id4" draw:end-glue-point="4" svg:d="m19500 5621c0-3888-10730-3730-10730-316">
            <text:p/>
          </draw:connector>
          <draw:custom-shape draw:style-name="gr11" draw:text-style-name="P6" draw:layer="layout" svg:width="3.81cm" svg:height="1.476cm" svg:x="20.072cm" svg:y="5.304cm">
            <text:p text:style-name="P5"><text:span text:style-name="T2">··············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762cm" svg:height="4.572cm" draw:transform="rotate (-1.57079632679579) translate (23.882cm 6.936cm)">
            <text:p/>
  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text-style-name="P8" draw:layer="layout" svg:width="4.818cm" svg:height="2.003cm" svg:x="18.99cm" svg:y="7.594cm">
            <draw:text-box>
              <text:p text:style-name="P7"><text:span text:style-name="T1">Segment </text:span></text:p>
              <text:p text:style-name="P7"><text:span text:style-name="T1">Summary</text:span></text:p>
            </draw:text-box>
          </draw:frame>
          <draw:custom-shape draw:style-name="gr12" draw:text-style-name="P5" draw:layer="layout" svg:width="0.762cm" svg:height="8.382cm" draw:transform="rotate (-1.57079632679579) translate (17.151cm 6.936cm)">
            <text:p/>
  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4" draw:text-style-name="P8" draw:layer="layout" svg:width="2.644cm" svg:height="1.228cm" svg:x="3.188cm" svg:y="7.694cm">
            <draw:text-box>
              <text:p text:style-name="P7"><text:span text:style-name="T1">Entry</text:span></text:p>
            </draw:text-box>
          </draw:frame>
          <draw:frame draw:style-name="gr15" draw:text-style-name="P8" draw:layer="layout" svg:width="2.644cm" svg:height="1.228cm" svg:x="11.597cm" svg:y="7.694cm">
            <draw:text-box>
              <text:p text:style-name="P7"><text:span text:style-name="T1">Entry</text:span></text:p>
            </draw:text-box>
          </draw:frame>
          <draw:custom-shape draw:style-name="gr12" draw:text-style-name="P5" draw:layer="layout" svg:width="0.762cm" svg:height="8.382cm" draw:transform="rotate (-1.57079632679579) translate (8.769cm 6.936cm)">
            <text:p/>
  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2" draw:text-style-name="P5" draw:layer="layout" svg:width="0.381cm" svg:height="1.145cm" draw:transform="rotate (1.5707963267946) translate (2.558cm 5.232cm)">
            <text:p/>
  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2" draw:text-style-name="P5" draw:layer="layout" svg:width="0.381cm" svg:height="2.923cm" draw:transform="rotate (1.5707963267946) translate (3.687cm 5.232cm)">
            <text:p/>
  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2" draw:text-style-name="P5" draw:layer="layout" svg:width="0.381cm" svg:height="2.064cm" draw:transform="rotate (1.5707963267946) translate (6.65cm 5.232cm)">
            <text:p/>
  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2" draw:text-style-name="P5" draw:layer="layout" svg:width="0.381cm" svg:height="2.145cm" draw:transform="rotate (1.5707963267946) translate (0.401cm 5.232cm)">
            <text:p/>
  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6" draw:text-style-name="P8" draw:layer="layout" svg:width="9.695cm" svg:height="1.228cm" svg:x="1.933cm" svg:y="3.479cm">
            <draw:text-box>
              <text:p text:style-name="P7"><text:span text:style-name="T1"><text:s text:c="3"/></text:span><text:span text:style-name="T1">Streams 0-3</text:span></text:p>
            </draw:text-box>
          </draw:frame>
          <draw:custom-shape draw:style-name="gr12" draw:text-style-name="P5" draw:layer="layout" svg:width="2.708cm" svg:height="23.495cm" draw:transform="rotate (-1.57079632679579) translate (23.954cm 8.75cm)">
            <text:p/>
  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4" draw:text-style-name="P8" draw:layer="layout" svg:width="3.548cm" svg:height="1.228cm" svg:x="10.246cm" svg:y="11.62cm">
            <draw:text-box>
              <text:p text:style-name="P7"><text:span text:style-name="T1">Segm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34cm" fo:page-height="13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butalib Aghayev</meta:initial-creator>
    <meta:creation-date>2013-06-20T05:21:40</meta:creation-date>
    <dc:date>2013-09-26T16:04:26</dc:date>
    <meta:editing-duration>PT00H41M35S</meta:editing-duration>
    <meta:editing-cycles>23</meta:editing-cycles>
    <meta:generator>NeoOffice/3.3$Unix OpenOffice.org_project/Patch 5</meta:generator>
    <meta:document-statistic meta:object-count="30"/>
  </office:meta>
</office:document-meta>
</file>